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style:text-underline-style="solid" style:text-underline-width="auto" style:text-underline-color="font-color" fo:font-weight="bold" officeooo:rsid="000821eb" officeooo:paragraph-rsid="000821eb" style:font-size-asian="19.25pt" style:font-weight-asian="bold" style:font-size-complex="22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Ubuntu" fo:font-size="16pt" style:text-underline-style="none" fo:font-weight="normal" officeooo:rsid="000821eb" officeooo:paragraph-rsid="000821eb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6pt" style:text-underline-style="none" fo:font-weight="normal" officeooo:rsid="000821eb" officeooo:paragraph-rsid="000821eb" style:font-size-asian="14pt" style:font-weight-asian="normal" style:font-size-complex="16pt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Ubuntu" fo:font-size="16pt" style:text-underline-style="none" fo:font-weight="normal" officeooo:rsid="000821eb" officeooo:paragraph-rsid="000821eb" style:font-size-asian="14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color="#c9211e" loext:opacity="100%" style:font-name="Ubuntu" fo:font-size="16pt" style:text-underline-style="none" fo:font-weight="normal" officeooo:rsid="000821eb" officeooo:paragraph-rsid="000821eb" style:font-size-asian="14pt" style:font-weight-asian="normal" style:font-size-complex="16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color="#111111" loext:opacity="100%" style:font-name="Ubuntu" fo:font-size="16pt" style:text-underline-style="none" fo:font-weight="normal" officeooo:rsid="000821eb" officeooo:paragraph-rsid="000821eb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111111" loext:opacity="100%" style:font-name="Ubuntu" fo:font-size="16pt" style:text-underline-style="none" fo:font-weight="normal" officeooo:rsid="000821eb" officeooo:paragraph-rsid="000821eb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style:font-name="Ubuntu" fo:font-size="16pt" style:text-underline-style="none" fo:font-weight="normal" officeooo:rsid="000821eb" officeooo:paragraph-rsid="000821eb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officeooo:rsid="000a357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dening Conversion in Java</text:p>
      <text:p text:style-name="P1"/>
      <text:list xml:id="list2604555674" text:style-name="L1">
        <text:list-item>
          <text:p text:style-name="P2">In Java, widening conversion is allowed by default. </text:p>
        </text:list-item>
        <text:list-item>
          <text:p text:style-name="P2">Widening means upgrading the data type, (from small to larger sized data types).</text:p>
        </text:list-item>
        <text:list-item>
          <text:p text:style-name="P2">Widening is automatically done in Java and is not considered as an error. </text:p>
        </text:list-item>
        <text:list-item>
          <text:p text:style-name="P2">Example – int x = 2;</text:p>
        </text:list-item>
      </text:list>
      <text:p text:style-name="P3"><text:tab/><text:tab/><text:tab/> <text:s/>float y = x;<text:tab/><text:tab/>//Accepted</text:p>
      <text:p text:style-name="P1"/>
      <text:p text:style-name="P1">Narrowing conversion in Java</text:p>
      <text:list xml:id="list2336471242" text:style-name="L2">
        <text:list-header>
          <text:p text:style-name="P4"/>
        </text:list-header>
        <text:list-item>
          <text:p text:style-name="P4">By default, Java does not permit <text:span text:style-name="T3">implicit </text:span>narrowing conversion <text:span text:style-name="T3">and considers such conversions as errors </text:span>.</text:p>
        </text:list-item>
        <text:list-item>
          <text:p text:style-name="P4">Narrowing conversion means downgrading data from larger sized data types, to smaller sized data types.</text:p>
        </text:list-item>
        <text:list-item>
          <text:p text:style-name="P5">To perform narrowing, one must use or perform <text:span text:style-name="T1">typecasting</text:span>.</text:p>
        </text:list-item>
        <text:list-item>
          <text:p text:style-name="P6">Example – float y = 3.5;<text:tab/><text:tab/>//Error</text:p>
          <text:p text:style-name="P6"/>
        </text:list-item>
      </text:list>
      <text:p text:style-name="P8">The above example has error because in Java, float types, when being initialized, must have ‘<text:span text:style-name="T1">f’ </text:span>after the float number. Otherwise, it will be considered as a <text:span text:style-name="T1">“Double”. </text:span>And we already know that narrowing conversion must be done <text:span text:style-name="T1">explicitly</text:span> in Java.</text:p>
      <text:p text:style-name="P8"/>
      <text:p text:style-name="P7">Correct syntax for writing float-</text:p>
      <text:p text:style-name="P7"/>
      <text:p text:style-name="P7">float y = 3.5<text:span text:style-name="T2">f</text:span>;</text:p>
      <text:p text:style-name="P7"><text:tab/><text:span text:style-name="T1">or</text:span></text:p>
      <text:p text:style-name="P7">float y = (float)3.5;<text:tab/><text:tab/>//Downgrading using typecast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08:38:44.567393882</meta:creation-date>
    <meta:generator>LibreOffice/7.3.6.2$Linux_X86_64 LibreOffice_project/30$Build-2</meta:generator>
    <dc:date>2022-10-18T08:49:18.589465878</dc:date>
    <meta:editing-duration>PT10M34S</meta:editing-duration>
    <meta:editing-cycles>2</meta:editing-cycles>
    <meta:document-statistic meta:table-count="0" meta:image-count="0" meta:object-count="0" meta:page-count="1" meta:paragraph-count="18" meta:word-count="166" meta:character-count="969" meta:non-whitespace-character-count="816"/>
  </office:meta>
</office:document-meta>
</file>